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ambroise-francois-std" svg:font-family="ambroise-francois-std, 'Bodoni 72', Didot, 'Hoe­fler Text', serif"/>
    <style:font-face style:name="brandon-text-wired" svg:font-family="brandon-text-wired, brandon-text, brandon-grotesque-1, brandon-grotesque-2, BrandonText-Bold, 'Gill Sans', HelveticaNeue-Bold, 'Helvetica Neue Bold', 'Helvetica Neue', Helvetica, Arial, 'Lucida Grande', sans-serif"/>
    <style:font-face style:name="ff-oxide-solid-web" svg:font-family="ff-oxide-solid-web, OxideSolidOT, oxidesolidot-webfont, HelveticaNeue-Bold, 'Helvetica Neue Bold', 'Helvetica Neue', Helvetica, Arial, 'Lucida Grande', sans-serif"/>
    <style:font-face style:name="inherit" svg:font-family="inherit"/>
    <style:font-face style:name="proxima-nova" svg:font-family="proxima-nova, ProximaNova-Bold, HelveticaNeue-Bold, 'Helvetica Neue Bold', 'Helvetica Neue', Helvetica, Arial, 'Lucid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fo:text-transform="uppercase" fo:color="#000000" style:font-name="ambroise-francois-std" fo:font-size="11pt" fo:font-style="normal" fo:font-weight="normal" style:font-size-asian="11pt" style:font-size-complex="11pt"/>
    </style:style>
    <style:style style:name="P2" style:family="paragraph" style:parent-style-name="Text_20_body">
      <style:paragraph-properties fo:margin-top="0in" fo:margin-bottom="0in" loext:contextual-spacing="false" fo:text-align="center" style:justify-single-word="false"/>
      <style:text-properties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loext:padding="0in" loext:border="none"/>
    </style:style>
    <style:style style:name="P4"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style>
    <style:style style:name="P6" style:family="paragraph" style:parent-style-name="Text_20_body">
      <style:paragraph-properties fo:margin-left="0in" fo:margin-right="0in" fo:margin-top="0in" fo:margin-bottom="0in" loext:contextual-spacing="false" style:line-height-at-least="0.1457in" fo:text-indent="0in" style:auto-text-indent="false" fo:padding="0in" fo:border="none"/>
      <style:text-properties style:font-name="inherit" fo:font-size="13.5pt" loext:padding="0in" loext:border="none"/>
    </style:style>
    <style:style style:name="P7" style:family="paragraph" style:parent-style-name="Text_20_body">
      <style:paragraph-properties fo:margin-left="0in" fo:margin-right="0in" fo:margin-top="0in" fo:margin-bottom="0.1457in" loext:contextual-spacing="false" fo:text-indent="0in" style:auto-text-indent="false" fo:padding="0in" fo:border="none"/>
      <style:text-properties style:font-name="inherit" fo:font-size="13.5pt" loext:padding="0in" loext:border="none"/>
    </style:style>
    <style:style style:name="P8" style:family="paragraph" style:parent-style-name="Text_20_body">
      <style:paragraph-properties fo:margin-left="0in" fo:margin-right="0in" fo:margin-top="0in" fo:margin-bottom="0.1457in" loext:contextual-spacing="false" fo:text-indent="0in" style:auto-text-indent="false" fo:padding="0in" fo:border="none"/>
      <style:text-properties style:font-name="inherit" fo:font-size="13.5pt" style:font-name-asian="inherit" style:font-size-asian="13.5pt" style:font-name-complex="inherit" style:font-size-complex="13.5pt" loext:padding="0in" loext:border="none"/>
    </style:style>
    <style:style style:name="P9" style:family="paragraph" style:parent-style-name="Text_20_body">
      <style:paragraph-properties fo:margin-left="0in" fo:margin-right="0in" fo:margin-top="0in" fo:margin-bottom="0.1457in" loext:contextual-spacing="false" fo:text-indent="0in" style:auto-text-indent="false" fo:padding="0in" fo:border="none"/>
      <style:text-properties loext:padding="0in" loext:border="none"/>
    </style:style>
    <style:style style:name="P10" style:family="paragraph" style:parent-style-name="Text_20_body">
      <style:paragraph-properties fo:margin-left="0.0835in" fo:margin-right="0in" fo:margin-top="0in" fo:margin-bottom="0in" loext:contextual-spacing="false" style:line-height-at-least="0.1354in" fo:text-indent="0in" style:auto-text-indent="false"/>
    </style:style>
    <style:style style:name="P11" style:family="paragraph" style:parent-style-name="Text_20_body">
      <style:paragraph-properties fo:margin-left="0.0835in" fo:margin-right="0in" style:line-height-at-least="0.1354in" fo:orphans="2" fo:widows="2" fo:text-indent="0in" style:auto-text-indent="false"/>
    </style:style>
    <style:style style:name="P12" style:family="paragraph" style:parent-style-name="Text_20_body">
      <style:paragraph-properties fo:margin-left="0in" fo:margin-right="0.0835in" fo:margin-top="0in" fo:margin-bottom="0in" loext:contextual-spacing="false" style:line-height-at-least="0.1874in" fo:text-indent="0in" style:auto-text-indent="false"/>
      <style:text-properties fo:font-variant="normal" fo:text-transform="none" loext:padding="0in" loext:border="none"/>
    </style:style>
    <style:style style:name="P13" style:family="paragraph" style:parent-style-name="Text_20_body">
      <style:paragraph-properties fo:margin-left="0in" fo:margin-right="0.0835in" fo:margin-top="0in" fo:margin-bottom="0in" loext:contextual-spacing="false" style:line-height-at-least="0.1874in" fo:text-indent="0in" style:auto-text-indent="false" fo:padding="0in" fo:border="none"/>
      <style:text-properties fo:font-variant="normal" fo:text-transform="none" style:font-name="proxima-nova" fo:font-size="10.5pt" fo:font-style="normal" fo:font-weight="normal" loext:padding="0in" loext:border="none"/>
    </style:style>
    <style:style style:name="P14" style:family="paragraph" style:parent-style-name="Heading_20_3">
      <style:paragraph-properties fo:margin-left="0in" fo:margin-right="0in" fo:margin-top="0.5209in" fo:margin-bottom="0.0835in" loext:contextual-spacing="false" style:line-height-at-least="0.2917in" fo:text-indent="0in" style:auto-text-indent="false" fo:padding="0in" fo:border="none"/>
      <style:text-properties fo:font-variant="normal" fo:text-transform="none" fo:color="#000000" style:font-name="brandon-text-wired" fo:font-size="18pt" fo:font-style="normal" fo:font-weight="normal" loext:padding="0in" loext:border="none"/>
    </style:style>
    <style:style style:name="T1" style:family="text">
      <style:text-properties style:text-line-through-style="none" style:text-line-through-type="none" style:font-name="inherit" fo:font-size="13.5pt" style:text-underline-style="none" style:text-blinking="false" fo:background-color="transparent" loext:char-shading-value="0" loext:padding="0in" loext:border="none"/>
    </style:style>
    <style:style style:name="T2" style:family="text">
      <style:text-properties style:font-name="inherit" fo:font-size="13.5pt"/>
    </style:style>
    <style:style style:name="T3" style:family="text">
      <style:text-properties style:font-name="inherit" fo:font-size="13.5pt" loext:padding="0in" loext:border="none"/>
    </style:style>
    <style:style style:name="T4" style:family="text">
      <style:text-properties style:font-name="inherit" fo:font-size="13.5pt" style:font-name-asian="inherit" style:font-size-asian="13.5pt" style:font-name-complex="inherit" style:font-size-complex="13.5pt" loext:padding="0in" loext:border="none"/>
    </style:style>
    <style:style style:name="T5" style:family="text">
      <style:text-properties style:font-name="inherit" style:font-name-asian="inherit" style:font-name-complex="inherit" loext:padding="0in" loext:border="none"/>
    </style:style>
    <style:style style:name="T6" style:family="text">
      <style:text-properties fo:text-transform="uppercase" fo:color="#000000" style:text-line-through-style="none" style:text-line-through-type="none" style:font-name="ff-oxide-solid-web" fo:font-size="7.5pt" fo:letter-spacing="normal" fo:font-style="normal" style:text-underline-style="none" fo:font-weight="normal" style:text-blinking="false" loext:padding="0in" loext:border="none"/>
    </style:style>
    <style:style style:name="T7" style:family="text">
      <style:text-properties fo:text-transform="uppercase" fo:color="#000000" style:text-line-through-style="none" style:text-line-through-type="none" style:font-name="ff-oxide-solid-web" fo:font-size="10.5pt" fo:font-style="normal" style:text-underline-style="none" fo:font-weight="normal" style:text-blinking="false"/>
    </style:style>
    <style:style style:name="T8" style:family="text">
      <style:text-properties fo:text-transform="uppercase" style:text-line-through-style="none" style:text-line-through-type="none" style:font-name="ff-oxide-solid-web" fo:font-size="7.5pt" fo:font-style="normal" style:text-underline-style="none" fo:font-weight="normal" style:text-blinking="false" loext:padding="0in" loext:border="none"/>
    </style:style>
    <style:style style:name="fr1"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background-color="#f6f6f6"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articleTitleFull"/>IF YOU DRIVE IN LOS ANGELES, THE COPS CAN TRACK YOUR EVERY MOVE</text:h>
      <text:p text:style-name="P3"><text:a xlink:type="simple" xlink:href="https://www.wired.com/story/drive-los-angeles-police-track-every-move/" text:style-name="Internet_20_link" text:visited-style-name="Visited_20_Internet_20_Link">https://www.wired.com/story/drive-los-angeles-police-track-every-move/</text:a></text:p>
      <text:p text:style-name="P11"><text:span text:style-name="Citation"><text:span text:style-name="T6">ROBERT ALEXANDER/GETTY IMAGES</text:span></text:span></text:p>
      <text:p text:style-name="P6"><text:span text:style-name="T7">IT WAS A </text:span>particularly chilly cold case. At 1 am on November 18, 2010, officers from the Los Angeles Police Department responded to reports of gunfire in a leafy cul-de-sac near Universal Studios. They found Jong Kim lying in front of his home and shot at least five times. Kim, a 50-year-old liquor store owner, later died in a hospital without regaining consciousness.</text:p>
      <text:p text:style-name="P7">The most promising clues were grainy surveillance images that showed a two-tone Honda Prelude with a sunroof and fancy rims, but no visible license plate. Paperwork revealed a veritable haystack of vehicles—5,000 Preludes registered in Los Angeles County alone.</text:p>
      <text:p text:style-name="P5"><text:span text:style-name="T3">Despite a $50,000 reward for information, the </text:span><text:a xlink:type="simple" xlink:href="https://patch.com/california/northhollywood/1-year-later-who-gunned-down-studio-city-man-in-his-driveway" office:target-frame-name="_blank" xlink:show="new" text:style-name="Internet_20_link" text:visited-style-name="Visited_20_Internet_20_Link"><text:span text:style-name="T1">investigation stalled</text:span></text:a><text:span text:style-name="T3"> for more than a year. Then in May 2012, detectives turned to a new Automatic License Plate Reader system. ALPRs use digital cameras attached to buildings, street lights, and patrol cars to snap photos of passing cars. Computer-vision technology can determine the make and model of the car, and “read” the license plate—turning public streets into massive databases of almost every car on the road.</text:span></text:p>
      <text:p text:style-name="P7">After looking at hundreds of photos, detectives focused on cars with the suspect Prelude’s modifications. One stood out. Although it was painted a different color in 2012, officers searched through the ALPR database and confirmed that in 2010 the car matched the surveillance video. It was enough to identify a suspect, who in 2015 was convicted of Kim’s murder and jailed for 50 years.</text:p>
      <text:p text:style-name="P5"><text:span text:style-name="T3">The analysis was made possible by software provided by Palantir, Peter Thiel’s shadowy intelligence startup. The LAPD was one of Palantir’s </text:span><text:a xlink:type="simple" xlink:href="https://www.wired.com/story/how-peter-thiels-secretive-data-company-pushed-into-policing/" text:style-name="Internet_20_link" text:visited-style-name="Visited_20_Internet_20_Link"><text:span text:style-name="T1">first local law enforcement</text:span></text:a><text:span text:style-name="T3">customers, after it had cut its teeth on Pentagon, CIA, and NSA contracts. Since signing with Palantir in 2009, the LAPD has spent more than $20 million on its software and hardware. Documents obtained through a public-records request suggest at least $5.8 million of that went to ALPR technologies.</text:span></text:p>
      <text:h text:style-name="P14" text:outline-level="3">Hundreds of Requests a Day</text:h>
      <text:p text:style-name="P7">The LAPD has never divulged how many ALPR searches it conducts. But an email obtained by WIRED through the public record request says its police officers tapped the system 200 to 300 times a day in <text:soft-page-break/>2016. Los Angeles County sheriffs performed a similar number of searches through Palantir, according to the email. Police in Long Beach, the city south of LA, made an additional 30 searches a day. Together, the three departments make hundreds of thousands of searches a year.</text:p>
      <text:p text:style-name="P7">It’s hard to put that number in perspective, because there are few statistics on police use of license plate readers. However, Peter Bibring, director of police practices for the American Civil Liberties Union of California, considers the total “enormous.” He says it shows that it is now standard practice for officers to use ALPR “as a surveillance tool” even when “officers have no reason to believe a driver was involved in any criminal activity.”</text:p>
      <text:p text:style-name="P4"/>
      <text:p text:style-name="P13">Using Palantir's software, LAPD officers can see everywhere a car has been photographed in a given time period.</text:p>
      <text:p text:style-name="P12"> </text:p>
      <text:p text:style-name="P10"><text:span text:style-name="Citation"><text:span text:style-name="T8">PALANTIR/LAPD</text:span></text:span></text:p>
      <text:p text:style-name="P7">The LAPD has not said how many ALPR cameras it owns or has access to, although documents show that it shares images with cameras from the Los Angeles Sheriff’s Department, Long Beach, Glendale, and Burbank police, as well as with Burbank, LAX, and Van Nuys airports. It has also used images from civilian ALPR cameras, typically deployed in shopping malls, universities, and transit centers for security.</text:p>
      <text:p text:style-name="P5"><text:span text:style-name="T3">ALPR systems are now widely used by law enforcement in the US and around the world. Surveys collected by the federal Bureau of Justice Statistics in 2013 found that </text:span><text:a xlink:type="simple" xlink:href="https://www.bjs.gov/content/pub/pdf/lpd13et.pdf" office:target-frame-name="_blank" xlink:show="new" text:style-name="Internet_20_link" text:visited-style-name="Visited_20_Internet_20_Link"><text:span text:style-name="T1">93 percent</text:span></text:a><text:span text:style-name="T3"> of police departments in cities with 1 million or more people used ALPR. Even half the departments serving towns as small as 25,000 people have ALPR. One ALPR company, Vigilant Solutions, claims that it carries out over </text:span><text:a xlink:type="simple" xlink:href="https://www.theatlantic.com/technology/archive/2016/04/how-license-plate-readers-have-helped-police-and-lenders-target-the-poor/479436/" office:target-frame-name="_blank" xlink:show="new" text:style-name="Internet_20_link" text:visited-style-name="Visited_20_Internet_20_Link"><text:span text:style-name="T1">a billion license plate scans</text:span></text:a><text:span text:style-name="T3"> each year.</text:span></text:p>
      <text:p text:style-name="P7">Such systems traditionally have been used by law enforcement to help locate stolen vehicles. But when ALPR data is stored for years and then integrated with analytical systems like Palantir, it becomes much more powerful—and potentially open to abuse.</text:p>
      <text:p text:style-name="P5"><text:span text:style-name="T3">According to a Palantir </text:span><text:a xlink:type="simple" xlink:href="https://www.documentcloud.org/documents/5002928-ALPR-Web-2-Complete-Guide.html" office:target-frame-name="_blank" xlink:show="new" text:style-name="Internet_20_link" text:visited-style-name="Visited_20_Internet_20_Link"><text:span text:style-name="T1">user guide</text:span></text:a><text:span text:style-name="T3"> for the LAPD disclosed to WIRED, detectives start by logging in with their police credentials. When the system launched in 2009, officers had to type in why they were searching. Many would just enter “investigation” or the numeric code for a crime, like “459” for burglary, according to a 2014 email to users </text:span><text:soft-page-break/><text:span text:style-name="T3">from John Gaw, a sheriff’s department sergeant responsible for working with Palantir.</text:span></text:p>
      <text:section text:style-name="Sect1" text:name="cns-ads-slot-type-article-in-copy-0">
        <text:section text:style-name="Sect2" text:name="article_in_copy_0">
          <text:section text:style-name="Sect2" text:name="google_ads_iframe_3379/conde.wired/mid-content/business/article/1_0__container__">
            <text:p text:style-name="P2"><draw:frame draw:style-name="fr1" draw:name="Object1" text:anchor-type="as-char" svg:width="7.5835in" svg:height="0.9374in" draw:z-index="0"><draw:floating-frame xlink:href="https://tpc.googlesyndication.com/safeframe/1-0-35/html/container.html" xlink:type="simple" xlink:show="embed" xlink:actuate="onLoad"/></draw:frame></text:p>
          </text:section>
        </text:section>
      </text:section>
      <text:p text:style-name="P8">Gaw warned Palantir users to better justify requests for ALPR searches, lest the department attract more attention from civil liberties groups. “[We] are facing potential limitations on the use … of the ALPR database by the ACLU,” he wrote. “We may be challenged to … show we are … making sure every user has a valid reason.”</text:p>
      <text:p text:style-name="P5"><text:span text:style-name="T3">Officers misusing law enforcement databases for their own purposes is a </text:span><text:a xlink:type="simple" xlink:href="https://www.eff.org/deeplinks/2018/06/clets-misuse-2017" office:target-frame-name="_blank" xlink:show="new" text:style-name="Internet_20_link" text:visited-style-name="Visited_20_Internet_20_Link"><text:span text:style-name="T1">perennial problem</text:span></text:a><text:span text:style-name="T3"> at the LAPD and elsewhere. Some officers weren’t happy about Gaw’s team auditing ALPR requests and questioning vague rationales. “Unfortunately they have been contacting every user that puts in an unacceptable search reason,” wrote another LASD sergeant, Peter Jackson.</text:span></text:p>
      <text:h text:style-name="P14" text:outline-level="3">Searching by Plate Number, or by Area</text:h>
      <text:p text:style-name="P7">In its latest version that went live in May 2016, called ALPR 2.0 or TBird, Palantir’s ALPR system requires users to enter a specific case number, and to select a purpose for each search via a pulldown menu. However, some of the reasons are vague, such as “protect critical infrastructure” or “protect the public during events.”</text:p>
      <text:p text:style-name="P9">“<text:span text:style-name="T2">The broad language for categorizing searches suggests that no indication of criminality is required to make a query,” says the ACLU’s Bibring. “If that’s the case, it’s basically the Wild West for when officers can query millions of data points.” Neither Palantir nor the LAPD responded to multiple requests for comment on this stor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ambroise-francois-std" svg:font-family="ambroise-francois-std, 'Bodoni 72', Didot, 'Hoe­fler Text', serif"/>
    <style:font-face style:name="brandon-text-wired" svg:font-family="brandon-text-wired, brandon-text, brandon-grotesque-1, brandon-grotesque-2, BrandonText-Bold, 'Gill Sans', HelveticaNeue-Bold, 'Helvetica Neue Bold', 'Helvetica Neue', Helvetica, Arial, 'Lucida Grande', sans-serif"/>
    <style:font-face style:name="ff-oxide-solid-web" svg:font-family="ff-oxide-solid-web, OxideSolidOT, oxidesolidot-webfont, HelveticaNeue-Bold, 'Helvetica Neue Bold', 'Helvetica Neue', Helvetica, Arial, 'Lucida Grande', sans-serif"/>
    <style:font-face style:name="inherit" svg:font-family="inherit"/>
    <style:font-face style:name="proxima-nova" svg:font-family="proxima-nova, ProximaNova-Bold, HelveticaNeue-Bold, 'Helvetica Neue Bold', 'Helvetica Neue', Helvetica, Arial, 'Lucid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6:54:28.642421079</meta:creation-date>
    <dc:date>2019-08-05T17:08:15.834615015</dc:date>
    <meta:editing-duration>PT13M47S</meta:editing-duration>
    <meta:editing-cycles>2</meta:editing-cycles>
    <meta:generator>LibreOffice/6.0.6.2$Linux_X86_64 LibreOffice_project/00m0$Build-2</meta:generator>
    <meta:document-statistic meta:table-count="0" meta:image-count="0" meta:object-count="1" meta:page-count="3" meta:paragraph-count="24" meta:word-count="989" meta:character-count="6088" meta:non-whitespace-character-count="5123"/>
  </office:meta>
</office:document-meta>
</file>